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ankenstein Gargantuan Grundy Abilities</text:p>
      <text:p text:style-name="P1">Level 1-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3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><text:span text:style-name="T1"/></text:p>
      <text:p text:style-name="P9"/>
      <text:p text:style-name="P2">Level 1-5 Powers: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><text:span text:style-name="T2"/>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><text:span text:style-name="T2"/></text:p>
      <text:p text:style-name="P5">Power</text:p>
      <text:p text:style-name="P6">Range: </text:p>
      <text:p text:style-name="P6">Action: </text:p>
      <text:p text:style-name="P6">Duration: </text:p>
      <text:p text:style-name="P6"><text:span text:style-name="T2">Description:</text:span>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1">Level 6-10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8"/>
      <text:p text:style-name="P8"/>
      <text:p text:style-name="P10"><text:span text:style-name="T1">Level 6-10 Powers:</text:span>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1">Level 11-1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8">Description:</text:p>
      <text:p text:style-name="P8"/>
      <text:p text:style-name="P8"/>
      <text:p text:style-name="P10"><text:span text:style-name="T1">Level 11-15 Powers:</text:span>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8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4986*" fo:start-indent="0in" fo:end-indent="0.25in"/>
          <style:column style:rel-width="4986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43:54.30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2" meta:character-count="1454"/>
  </office:meta>
</office:document-meta>
</file>